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1c6af1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c6af1"/>
    </style:style>
    <style:style style:name="P15" style:family="paragraph" style:parent-style-name="Table_20_Contents">
      <style:text-properties officeooo:paragraph-rsid="001c6af1"/>
    </style:style>
    <style:style style:name="P16" style:family="paragraph" style:parent-style-name="Table_20_Contents">
      <style:text-properties officeooo:rsid="001c6af1" officeooo:paragraph-rsid="001c6af1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8e8f7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6af1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8387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183878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4893824" text:id="ct1402999748938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9743584" text:id="ct1402999697435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4894064" text:id="ct14029997489406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299974893824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69743584"/><text:change-start text:change-id="ct140299974894064"/>Version History<text:change-end text:change-id="ct14029997489406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 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313in" fo:margin-left="-0.0549in" fo:margin-right="-0.0764in" table:align="margins" style:writing-mode="lr-tb"/>
    </style:style>
    <style:style style:name="Table1.A" style:family="table-column">
      <style:table-column-properties style:column-width="2.4361in" style:rel-column-width="24075*"/>
    </style:style>
    <style:style style:name="Table1.B" style:family="table-column">
      <style:table-column-properties style:column-width="0.591in" style:rel-column-width="5840*"/>
    </style:style>
    <style:style style:name="Table1.C" style:family="table-column">
      <style:table-column-properties style:column-width="2.2in" style:rel-column-width="21742*"/>
    </style:style>
    <style:style style:name="Table1.D" style:family="table-column">
      <style:table-column-properties style:column-width="1.4042in" style:rel-column-width="1387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1c6af1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8387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14:27.179019260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2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0</meta:editing-cycles>
    <meta:editing-duration>PT19H59M41S</meta:editing-duration>
    <meta:generator>LibreOffice/4.4.0.3$MacOSX_X86_64 LibreOffice_project/de093506bcdc5fafd9023ee680b8c60e3e0645d7</meta:generator>
    <dc:date>2016-02-08T16:14:27.024190000</dc:date>
    <meta:printed-by>Bob Jacobsen</meta:printed-by>
    <meta:print-date>2010-09-15T08:46:04</meta:print-date>
    <meta:document-statistic meta:table-count="2" meta:image-count="1" meta:object-count="0" meta:page-count="1" meta:paragraph-count="16" meta:word-count="91" meta:character-count="562" meta:non-whitespace-character-count="479"/>
  </office:meta>
</office:document-meta>
</file>